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30" manifest:media-type="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statusbar/" manifest:media-type=""/>
  <manifest:file-entry manifest:full-path="Object 14/accelerator/" manifest:media-type=""/>
  <manifest:file-entry manifest:full-path="Object 14/floater/" manifest:media-type=""/>
  <manifest:file-entry manifest:full-path="Object 14/popupmenu/" manifest:media-type=""/>
  <manifest:file-entry manifest:full-path="Object 14/content.xml" manifest:media-type="text/xml"/>
  <manifest:file-entry manifest:full-path="Object 14/progressbar/" manifest:media-type=""/>
  <manifest:file-entry manifest:full-path="Object 14/toolpanel/" manifest:media-type=""/>
  <manifest:file-entry manifest:full-path="Object 14/menubar/" manifest:media-type=""/>
  <manifest:file-entry manifest:full-path="Object 14/toolbar/" manifest:media-type=""/>
  <manifest:file-entry manifest:full-path="Object 14/images/Bitmaps/" manifest:media-type=""/>
  <manifest:file-entry manifest:full-path="Object 14/images/" manifest:media-type="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statusbar/" manifest:media-type=""/>
  <manifest:file-entry manifest:full-path="Object 15/accelerator/" manifest:media-type=""/>
  <manifest:file-entry manifest:full-path="Object 15/floater/" manifest:media-type=""/>
  <manifest:file-entry manifest:full-path="Object 15/popupmenu/" manifest:media-type=""/>
  <manifest:file-entry manifest:full-path="Object 15/content.xml" manifest:media-type="text/xml"/>
  <manifest:file-entry manifest:full-path="Object 15/progressbar/" manifest:media-type=""/>
  <manifest:file-entry manifest:full-path="Object 15/toolpanel/" manifest:media-type=""/>
  <manifest:file-entry manifest:full-path="Object 15/menubar/" manifest:media-type=""/>
  <manifest:file-entry manifest:full-path="Object 15/toolbar/" manifest:media-type=""/>
  <manifest:file-entry manifest:full-path="Object 15/images/Bitmaps/" manifest:media-type=""/>
  <manifest:file-entry manifest:full-path="Object 15/images/" manifest:media-type="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statusbar/" manifest:media-type=""/>
  <manifest:file-entry manifest:full-path="Object 16/accelerator/" manifest:media-type=""/>
  <manifest:file-entry manifest:full-path="Object 16/floater/" manifest:media-type=""/>
  <manifest:file-entry manifest:full-path="Object 16/popupmenu/" manifest:media-type=""/>
  <manifest:file-entry manifest:full-path="Object 16/content.xml" manifest:media-type="text/xml"/>
  <manifest:file-entry manifest:full-path="Object 16/progressbar/" manifest:media-type=""/>
  <manifest:file-entry manifest:full-path="Object 16/toolpanel/" manifest:media-type=""/>
  <manifest:file-entry manifest:full-path="Object 16/menubar/" manifest:media-type=""/>
  <manifest:file-entry manifest:full-path="Object 16/toolbar/" manifest:media-type=""/>
  <manifest:file-entry manifest:full-path="Object 16/images/Bitmaps/" manifest:media-type=""/>
  <manifest:file-entry manifest:full-path="Object 16/images/" manifest:media-type="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statusbar/" manifest:media-type=""/>
  <manifest:file-entry manifest:full-path="Object 17/accelerator/" manifest:media-type=""/>
  <manifest:file-entry manifest:full-path="Object 17/floater/" manifest:media-type=""/>
  <manifest:file-entry manifest:full-path="Object 17/popupmenu/" manifest:media-type=""/>
  <manifest:file-entry manifest:full-path="Object 17/content.xml" manifest:media-type="text/xml"/>
  <manifest:file-entry manifest:full-path="Object 17/progressbar/" manifest:media-type=""/>
  <manifest:file-entry manifest:full-path="Object 17/toolpanel/" manifest:media-type=""/>
  <manifest:file-entry manifest:full-path="Object 17/menubar/" manifest:media-type=""/>
  <manifest:file-entry manifest:full-path="Object 17/toolbar/" manifest:media-type=""/>
  <manifest:file-entry manifest:full-path="Object 17/images/Bitmaps/" manifest:media-type=""/>
  <manifest:file-entry manifest:full-path="Object 17/images/" manifest:media-type="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statusbar/" manifest:media-type=""/>
  <manifest:file-entry manifest:full-path="Object 18/accelerator/" manifest:media-type=""/>
  <manifest:file-entry manifest:full-path="Object 18/floater/" manifest:media-type=""/>
  <manifest:file-entry manifest:full-path="Object 18/popupmenu/" manifest:media-type=""/>
  <manifest:file-entry manifest:full-path="Object 18/content.xml" manifest:media-type="text/xml"/>
  <manifest:file-entry manifest:full-path="Object 18/progressbar/" manifest:media-type=""/>
  <manifest:file-entry manifest:full-path="Object 18/toolpanel/" manifest:media-type=""/>
  <manifest:file-entry manifest:full-path="Object 18/menubar/" manifest:media-type=""/>
  <manifest:file-entry manifest:full-path="Object 18/toolbar/" manifest:media-type=""/>
  <manifest:file-entry manifest:full-path="Object 18/images/Bitmaps/" manifest:media-type=""/>
  <manifest:file-entry manifest:full-path="Object 18/images/" manifest:media-type="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statusbar/" manifest:media-type=""/>
  <manifest:file-entry manifest:full-path="Object 28/Configurations2/accelerator/current.xml" manifest:media-type=""/>
  <manifest:file-entry manifest:full-path="Object 28/Configurations2/accelerator/" manifest:media-type=""/>
  <manifest:file-entry manifest:full-path="Object 28/Configurations2/floater/" manifest:media-type=""/>
  <manifest:file-entry manifest:full-path="Object 28/Configurations2/popupmenu/" manifest:media-type=""/>
  <manifest:file-entry manifest:full-path="Object 28/Configurations2/progressbar/" manifest:media-type=""/>
  <manifest:file-entry manifest:full-path="Object 28/Configurations2/toolpanel/" manifest:media-type=""/>
  <manifest:file-entry manifest:full-path="Object 28/Configurations2/menubar/" manifest:media-type=""/>
  <manifest:file-entry manifest:full-path="Object 28/Configurations2/toolbar/" manifest:media-type=""/>
  <manifest:file-entry manifest:full-path="Object 28/Configurations2/images/Bitmaps/" manifest:media-type=""/>
  <manifest:file-entry manifest:full-path="Object 28/Configurations2/images/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statusbar/" manifest:media-type=""/>
  <manifest:file-entry manifest:full-path="Object 29/Configurations2/accelerator/current.xml" manifest:media-type=""/>
  <manifest:file-entry manifest:full-path="Object 29/Configurations2/accelerator/" manifest:media-type=""/>
  <manifest:file-entry manifest:full-path="Object 29/Configurations2/floater/" manifest:media-type=""/>
  <manifest:file-entry manifest:full-path="Object 29/Configurations2/popupmenu/" manifest:media-type=""/>
  <manifest:file-entry manifest:full-path="Object 29/Configurations2/progressbar/" manifest:media-type=""/>
  <manifest:file-entry manifest:full-path="Object 29/Configurations2/toolpanel/" manifest:media-type=""/>
  <manifest:file-entry manifest:full-path="Object 29/Configurations2/menubar/" manifest:media-type=""/>
  <manifest:file-entry manifest:full-path="Object 29/Configurations2/toolbar/" manifest:media-type=""/>
  <manifest:file-entry manifest:full-path="Object 29/Configurations2/images/Bitmaps/" manifest:media-type=""/>
  <manifest:file-entry manifest:full-path="Object 29/Configurations2/images/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statusbar/" manifest:media-type=""/>
  <manifest:file-entry manifest:full-path="Object 1/floater/" manifest:media-type=""/>
  <manifest:file-entry manifest:full-path="Object 1/popupmenu/" manifest:media-type=""/>
  <manifest:file-entry manifest:full-path="Object 1/content.xml" manifest:media-type="text/xml"/>
  <manifest:file-entry manifest:full-path="Object 1/progressbar/" manifest:media-type=""/>
  <manifest:file-entry manifest:full-path="Object 1/toolpanel/" manifest:media-type=""/>
  <manifest:file-entry manifest:full-path="Object 1/menubar/" manifest:media-type=""/>
  <manifest:file-entry manifest:full-path="Object 1/toolbar/" manifest:media-type="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statusbar/" manifest:media-type=""/>
  <manifest:file-entry manifest:full-path="Object 2/floater/" manifest:media-type=""/>
  <manifest:file-entry manifest:full-path="Object 2/popupmenu/" manifest:media-type=""/>
  <manifest:file-entry manifest:full-path="Object 2/content.xml" manifest:media-type="text/xml"/>
  <manifest:file-entry manifest:full-path="Object 2/progressbar/" manifest:media-type=""/>
  <manifest:file-entry manifest:full-path="Object 2/toolpanel/" manifest:media-type=""/>
  <manifest:file-entry manifest:full-path="Object 2/menubar/" manifest:media-type=""/>
  <manifest:file-entry manifest:full-path="Object 2/toolbar/" manifest:media-type="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statusbar/" manifest:media-type=""/>
  <manifest:file-entry manifest:full-path="Object 3/floater/" manifest:media-type=""/>
  <manifest:file-entry manifest:full-path="Object 3/popupmenu/" manifest:media-type=""/>
  <manifest:file-entry manifest:full-path="Object 3/content.xml" manifest:media-type="text/xml"/>
  <manifest:file-entry manifest:full-path="Object 3/progressbar/" manifest:media-type=""/>
  <manifest:file-entry manifest:full-path="Object 3/toolpanel/" manifest:media-type=""/>
  <manifest:file-entry manifest:full-path="Object 3/menubar/" manifest:media-type=""/>
  <manifest:file-entry manifest:full-path="Object 3/toolbar/" manifest:media-type="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toolpanel/" manifest:media-type=""/>
  <manifest:file-entry manifest:full-path="Object 4/menubar/" manifest:media-type=""/>
  <manifest:file-entry manifest:full-path="Object 4/toolbar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statusbar/" manifest:media-type=""/>
  <manifest:file-entry manifest:full-path="Object 5/accelerator/" manifest:media-type=""/>
  <manifest:file-entry manifest:full-path="Object 5/floater/" manifest:media-type=""/>
  <manifest:file-entry manifest:full-path="Object 5/popupmenu/" manifest:media-type=""/>
  <manifest:file-entry manifest:full-path="Object 5/content.xml" manifest:media-type="text/xml"/>
  <manifest:file-entry manifest:full-path="Object 5/progressbar/" manifest:media-type=""/>
  <manifest:file-entry manifest:full-path="Object 5/toolpanel/" manifest:media-type=""/>
  <manifest:file-entry manifest:full-path="Object 5/menubar/" manifest:media-type=""/>
  <manifest:file-entry manifest:full-path="Object 5/toolbar/" manifest:media-type=""/>
  <manifest:file-entry manifest:full-path="Object 5/images/Bitmaps/" manifest:media-type=""/>
  <manifest:file-entry manifest:full-path="Object 5/images/" manifest:media-type="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statusbar/" manifest:media-type=""/>
  <manifest:file-entry manifest:full-path="Object 6/accelerator/" manifest:media-type=""/>
  <manifest:file-entry manifest:full-path="Object 6/floater/" manifest:media-type=""/>
  <manifest:file-entry manifest:full-path="Object 6/popupmenu/" manifest:media-type=""/>
  <manifest:file-entry manifest:full-path="Object 6/content.xml" manifest:media-type="text/xml"/>
  <manifest:file-entry manifest:full-path="Object 6/progressbar/" manifest:media-type=""/>
  <manifest:file-entry manifest:full-path="Object 6/toolpanel/" manifest:media-type=""/>
  <manifest:file-entry manifest:full-path="Object 6/menubar/" manifest:media-type=""/>
  <manifest:file-entry manifest:full-path="Object 6/toolbar/" manifest:media-type=""/>
  <manifest:file-entry manifest:full-path="Object 6/images/Bitmaps/" manifest:media-type=""/>
  <manifest:file-entry manifest:full-path="Object 6/images/" manifest:media-type="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statusbar/" manifest:media-type=""/>
  <manifest:file-entry manifest:full-path="Object 7/accelerator/" manifest:media-type=""/>
  <manifest:file-entry manifest:full-path="Object 7/floater/" manifest:media-type=""/>
  <manifest:file-entry manifest:full-path="Object 7/popupmenu/" manifest:media-type=""/>
  <manifest:file-entry manifest:full-path="Object 7/content.xml" manifest:media-type="text/xml"/>
  <manifest:file-entry manifest:full-path="Object 7/progressbar/" manifest:media-type=""/>
  <manifest:file-entry manifest:full-path="Object 7/toolpanel/" manifest:media-type=""/>
  <manifest:file-entry manifest:full-path="Object 7/menubar/" manifest:media-type=""/>
  <manifest:file-entry manifest:full-path="Object 7/toolbar/" manifest:media-type=""/>
  <manifest:file-entry manifest:full-path="Object 7/images/Bitmaps/" manifest:media-type=""/>
  <manifest:file-entry manifest:full-path="Object 7/images/" manifest:media-type="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statusbar/" manifest:media-type=""/>
  <manifest:file-entry manifest:full-path="Object 8/accelerator/" manifest:media-type=""/>
  <manifest:file-entry manifest:full-path="Object 8/floater/" manifest:media-type=""/>
  <manifest:file-entry manifest:full-path="Object 8/popupmenu/" manifest:media-type=""/>
  <manifest:file-entry manifest:full-path="Object 8/content.xml" manifest:media-type="text/xml"/>
  <manifest:file-entry manifest:full-path="Object 8/progressbar/" manifest:media-type=""/>
  <manifest:file-entry manifest:full-path="Object 8/toolpanel/" manifest:media-type=""/>
  <manifest:file-entry manifest:full-path="Object 8/menubar/" manifest:media-type=""/>
  <manifest:file-entry manifest:full-path="Object 8/toolbar/" manifest:media-type=""/>
  <manifest:file-entry manifest:full-path="Object 8/images/Bitmaps/" manifest:media-type=""/>
  <manifest:file-entry manifest:full-path="Object 8/images/" manifest:media-type="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statusbar/" manifest:media-type=""/>
  <manifest:file-entry manifest:full-path="Object 9/accelerator/" manifest:media-type=""/>
  <manifest:file-entry manifest:full-path="Object 9/floater/" manifest:media-type=""/>
  <manifest:file-entry manifest:full-path="Object 9/popupmenu/" manifest:media-type=""/>
  <manifest:file-entry manifest:full-path="Object 9/content.xml" manifest:media-type="text/xml"/>
  <manifest:file-entry manifest:full-path="Object 9/progressbar/" manifest:media-type=""/>
  <manifest:file-entry manifest:full-path="Object 9/toolpanel/" manifest:media-type=""/>
  <manifest:file-entry manifest:full-path="Object 9/menubar/" manifest:media-type=""/>
  <manifest:file-entry manifest:full-path="Object 9/toolbar/" manifest:media-type=""/>
  <manifest:file-entry manifest:full-path="Object 9/images/Bitmaps/" manifest:media-type=""/>
  <manifest:file-entry manifest:full-path="Object 9/images/" manifest:media-type="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0/Configurations2/statusbar/" manifest:media-type=""/>
  <manifest:file-entry manifest:full-path="Object 30/Configurations2/accelerator/current.xml" manifest:media-type=""/>
  <manifest:file-entry manifest:full-path="Object 30/Configurations2/accelerator/" manifest:media-type=""/>
  <manifest:file-entry manifest:full-path="Object 30/Configurations2/floater/" manifest:media-type=""/>
  <manifest:file-entry manifest:full-path="Object 30/Configurations2/popupmenu/" manifest:media-type=""/>
  <manifest:file-entry manifest:full-path="Object 30/Configurations2/progressbar/" manifest:media-type=""/>
  <manifest:file-entry manifest:full-path="Object 30/Configurations2/toolpanel/" manifest:media-type=""/>
  <manifest:file-entry manifest:full-path="Object 30/Configurations2/menubar/" manifest:media-type=""/>
  <manifest:file-entry manifest:full-path="Object 30/Configurations2/toolbar/" manifest:media-type=""/>
  <manifest:file-entry manifest:full-path="Object 30/Configurations2/images/Bitmaps/" manifest:media-type=""/>
  <manifest:file-entry manifest:full-path="Object 30/Configurations2/images/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9cm" fo:min-width="1.683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family="'XB Tabriz'" style:font-pitch="variable" fo:font-size="8pt" fo:font-weight="bold" style:font-size-asian="8pt" style:font-weight-asian="bold" style:font-family-complex="'XB Tabriz'" style:font-pitch-complex="variable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6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6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custom-shape draw:style-name="gr1" draw:text-style-name="P1" draw:layer="layout" svg:width="0.368cm" svg:height="0.373cm" svg:x="4.227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4.066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4cm" svg:x="4.37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76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28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7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8cm" svg:y="1.473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draw:g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4.241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79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83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9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41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714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82cm" svg:y="3.266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custom-shape draw:style-name="gr1" draw:text-style-name="P1" draw:layer="layout" svg:width="0.368cm" svg:height="0.373cm" svg:x="4.237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4.075cm" svg:y="2.1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4.38cm" svg:y="2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386cm" svg:y="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038cm" svg:y="2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71cm" svg:y="2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78cm" svg:y="2.377cm"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" draw:text-style-name="P1" draw:layer="layout" svg:width="0.368cm" svg:height="0.373cm" svg:x="4.244cm" svg:y="4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83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393cm" svg:y="4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045cm" svg:y="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4.717cm" svg:y="4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85cm" svg:y="4.15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g>
          <draw:custom-shape draw:style-name="gr1" draw:text-style-name="P1" draw:layer="layout" svg:width="0.367cm" svg:height="0.374cm" svg:x="5.136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74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78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85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36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09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76cm" svg:y="3.266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draw:g>
        <draw:g>
          <draw:custom-shape draw:style-name="gr1" draw:text-style-name="P1" draw:layer="layout" svg:width="0.367cm" svg:height="0.374cm" svg:x="3.357cm" svg:y="3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95cm" svg:y="3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9cm" svg:y="3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3.506cm" svg:y="3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7cm" svg:y="3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829cm" svg:y="3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7cm" svg:y="3.273cm"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custom-shape draw:style-name="gr5" draw:text-style-name="P1" draw:layer="layout" svg:width="0.388cm" svg:height="0.132cm" svg:x="4.669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81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4.353cm 3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0.387cm" svg:height="0.131cm" draw:transform="rotate (1.5707963267946) translate (4.36cm 4.0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99cm" svg:height="0.232cm" svg:x="3.395cm" svg:y="2.38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387cm" svg:height="0.131cm" draw:transform="rotate (1.5707963267946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6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6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187cm" svg:height="2.476cm" svg:x="6.223cm" svg:y="0.502cm">
          <draw:text-box>
            <text:p text:style-name="P2"><text:span text:style-name="T1">المونیم ایٹم صرف تین شریک گرفتی بند بنا سکتا ہے۔یوں یہاں </text:span><text:span text:style-name="T2">خلاء</text:span><text:span text:style-name="T1"> رہ جائے گی</text:span></text:p>
          </draw:text-box>
        </draw:frame>
        <draw:connector draw:style-name="gr7" draw:text-style-name="P1" draw:layer="layout" draw:type="curve" draw:line-skew="-0.207cm" svg:x1="6.416cm" svg:y1="1.422cm" svg:x2="3.583cm" svg:y2="2.19cm" draw:end-shape="id1" draw:end-glue-point="7" svg:d="m6416 1422c-1854 0-438 768-2833 768">
          <text:p/>
        </draw:connector>
        <draw:frame draw:style-name="gr8" draw:text-style-name="P3" xml:id="id2" draw:id="id2" draw:layer="layout" svg:width="1.37cm" svg:height="0.696cm" svg:x="6.001cm" svg:y="3.143cm">
          <draw:text-box>
            <text:p text:style-name="P2"><text:span text:style-name="T1">آزاد </text:span><text:span text:style-name="T2">خول</text:span></text:p>
          </draw:text-box>
        </draw:frame>
        <draw:connector draw:style-name="gr7" draw:text-style-name="P1" draw:layer="layout" draw:type="curve" svg:x1="6.001cm" svg:y1="3.491cm" svg:x2="4.472cm" svg:y2="3.974cm" draw:start-shape="id2" draw:start-glue-point="3" draw:end-shape="id3" draw:end-glue-point="7" svg:d="m6001 3491c-940 0-176 483-1529 4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 mathvariant="italic">Al</mi>
    <annotation encoding="StarMath 5.0">Al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